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587D810758411371E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paragraph-rsid="004b3885"/>
    </style:style>
    <style:style style:name="P2" style:family="paragraph" style:parent-style-name="Standard">
      <style:text-properties officeooo:paragraph-rsid="005f7f63"/>
    </style:style>
    <style:style style:name="P3" style:family="paragraph" style:parent-style-name="Standard">
      <style:text-properties officeooo:paragraph-rsid="00613748"/>
    </style:style>
    <style:style style:name="P4" style:family="paragraph" style:parent-style-name="Standard">
      <style:text-properties officeooo:rsid="00618015" officeooo:paragraph-rsid="00618015"/>
    </style:style>
    <style:style style:name="P5" style:family="paragraph" style:parent-style-name="Standard">
      <style:text-properties officeooo:paragraph-rsid="0063ded1"/>
    </style:style>
    <style:style style:name="P6" style:family="paragraph" style:parent-style-name="Standard">
      <style:text-properties officeooo:rsid="0063ded1" officeooo:paragraph-rsid="0063ded1"/>
    </style:style>
    <style:style style:name="P7" style:family="paragraph" style:parent-style-name="Standard">
      <style:text-properties fo:font-style="italic" officeooo:rsid="00674878" officeooo:paragraph-rsid="00674878" style:font-style-asian="italic" style:font-style-complex="italic"/>
    </style:style>
    <style:style style:name="P8" style:family="paragraph" style:parent-style-name="Standard">
      <style:text-properties officeooo:paragraph-rsid="006a020f"/>
    </style:style>
    <style:style style:name="P9" style:family="paragraph" style:parent-style-name="Heading_20_1" style:master-page-name="Standard">
      <style:paragraph-properties fo:text-align="start" style:justify-single-word="false" style:page-number="auto"/>
      <style:text-properties fo:language="pt" fo:country="BR" fo:font-style="normal" fo:font-weight="bold" officeooo:rsid="005d3980" officeooo:paragraph-rsid="005d3980" style:font-style-asian="normal" style:font-weight-asian="bold" style:font-style-complex="normal" style:font-weight-complex="bold"/>
    </style:style>
    <style:style style:name="P10" style:family="paragraph" style:parent-style-name="Heading_20_3">
      <style:text-properties officeooo:rsid="005d3980" officeooo:paragraph-rsid="005d3980"/>
    </style:style>
    <style:style style:name="P11" style:family="paragraph" style:parent-style-name="Heading_20_3">
      <style:text-properties officeooo:rsid="00613748" officeooo:paragraph-rsid="00613748"/>
    </style:style>
    <style:style style:name="P12" style:family="paragraph" style:parent-style-name="Heading_20_4" style:list-style-name="">
      <style:paragraph-properties fo:line-height="100%" fo:text-align="start" style:justify-single-word="false" fo:keep-together="always" fo:orphans="0" fo:widows="0"/>
      <style:text-properties officeooo:paragraph-rsid="0070efa7"/>
    </style:style>
    <style:style style:name="P13" style:family="paragraph" style:parent-style-name="Heading_20_4">
      <style:paragraph-properties fo:break-before="page"/>
      <style:text-properties officeooo:paragraph-rsid="0070efa7"/>
    </style:style>
    <style:style style:name="P14" style:family="paragraph" style:parent-style-name="Heading_20_4">
      <style:text-properties officeooo:paragraph-rsid="005f7f63"/>
    </style:style>
    <style:style style:name="P15" style:family="paragraph" style:parent-style-name="Heading_20_4">
      <style:text-properties fo:language="pt" fo:country="BR" officeooo:rsid="00561f25" officeooo:paragraph-rsid="005f7f63"/>
    </style:style>
    <style:style style:name="P16" style:family="paragraph" style:parent-style-name="Heading_20_4">
      <style:text-properties fo:language="pt" fo:country="BR" officeooo:rsid="005d3980" officeooo:paragraph-rsid="00613748"/>
    </style:style>
    <style:style style:name="P17" style:family="paragraph" style:parent-style-name="Heading_20_4">
      <style:text-properties fo:language="pt" fo:country="BR" officeooo:rsid="005d3980" officeooo:paragraph-rsid="005f7f63"/>
    </style:style>
    <style:style style:name="P18" style:family="paragraph" style:parent-style-name="Heading_20_4">
      <style:text-properties officeooo:paragraph-rsid="00613748"/>
    </style:style>
    <style:style style:name="P19" style:family="paragraph" style:parent-style-name="List_20_Contents" style:list-style-name="L1"/>
    <style:style style:name="P20" style:family="paragraph" style:parent-style-name="List_20_Contents" style:list-style-name="L2"/>
    <style:style style:name="P21" style:family="paragraph" style:parent-style-name="List_20_Contents" style:list-style-name="L3"/>
    <style:style style:name="P22" style:family="paragraph" style:parent-style-name="List_20_Contents" style:list-style-name="L5"/>
    <style:style style:name="P23" style:family="paragraph" style:parent-style-name="List_20_Contents" style:list-style-name="L5">
      <style:text-properties officeooo:paragraph-rsid="007534c8"/>
    </style:style>
    <style:style style:name="P24" style:family="paragraph" style:parent-style-name="List_20_Contents" style:list-style-name="L5">
      <style:text-properties officeooo:paragraph-rsid="00783829"/>
    </style:style>
    <style:style style:name="P25" style:family="paragraph" style:parent-style-name="List_20_Contents" style:list-style-name="L7"/>
    <style:style style:name="P26" style:family="paragraph" style:parent-style-name="List_20_Contents" style:list-style-name="L7">
      <style:text-properties officeooo:paragraph-rsid="0078bcbc"/>
    </style:style>
    <style:style style:name="P27" style:family="paragraph" style:parent-style-name="List_20_Contents" style:list-style-name="L8"/>
    <style:style style:name="P28" style:family="paragraph" style:parent-style-name="List_20_Contents" style:list-style-name="L8">
      <style:text-properties fo:font-weight="bold" style:font-weight-asian="bold" style:font-weight-complex="bold"/>
    </style:style>
    <style:style style:name="P29" style:family="paragraph" style:parent-style-name="List_20_Contents" style:list-style-name="L9"/>
    <style:style style:name="P30" style:family="paragraph" style:parent-style-name="List_20_Contents" style:list-style-name="L10"/>
    <style:style style:name="P31" style:family="paragraph" style:parent-style-name="List_20_Contents" style:list-style-name="L12"/>
    <style:style style:name="P32" style:family="paragraph" style:parent-style-name="List_20_Contents" style:list-style-name="L12">
      <style:text-properties officeooo:paragraph-rsid="0082d5a1"/>
    </style:style>
    <style:style style:name="P33" style:family="paragraph" style:parent-style-name="Standard">
      <style:text-properties officeooo:paragraph-rsid="005f7f63"/>
    </style:style>
    <style:style style:name="P34" style:family="paragraph" style:parent-style-name="Standard">
      <style:paragraph-properties fo:break-before="page"/>
    </style:style>
    <style:style style:name="P35" style:family="paragraph" style:parent-style-name="Standard">
      <style:text-properties officeooo:rsid="007e4825" officeooo:paragraph-rsid="007e4825"/>
    </style:style>
    <style:style style:name="P36" style:family="paragraph" style:parent-style-name="Standard">
      <style:text-properties officeooo:paragraph-rsid="00613748"/>
    </style:style>
    <style:style style:name="P37" style:family="paragraph" style:parent-style-name="Standard">
      <style:paragraph-properties fo:break-before="page"/>
      <style:text-properties officeooo:paragraph-rsid="00613748"/>
    </style:style>
    <style:style style:name="T1" style:family="text">
      <style:text-properties fo:font-style="italic" style:font-style-asian="italic" style:font-style-complex="italic"/>
    </style:style>
    <style:style style:name="T2" style:family="text">
      <style:text-properties fo:font-style="italic" officeooo:rsid="00618015" style:font-style-asian="italic" style:font-style-complex="italic"/>
    </style:style>
    <style:style style:name="T3" style:family="text">
      <style:text-properties fo:font-style="italic" officeooo:rsid="007528cf" style:font-style-asian="italic" style:font-style-complex="italic"/>
    </style:style>
    <style:style style:name="T4" style:family="text">
      <style:text-properties fo:font-style="italic" officeooo:rsid="007534c8" style:font-style-asian="italic" style:font-style-complex="italic"/>
    </style:style>
    <style:style style:name="T5" style:family="text">
      <style:text-properties fo:font-style="italic" officeooo:rsid="007b45e1"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783829" style:font-style-asian="italic" style:font-weight-asian="bold" style:font-style-complex="italic" style:font-weight-complex="bold"/>
    </style:style>
    <style:style style:name="T8" style:family="text">
      <style:text-properties fo:font-style="italic" fo:font-weight="bold" officeooo:rsid="007b45e1"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7b45e1" style:font-style-asian="italic" style:font-weight-asian="normal" style:font-style-complex="italic" style:font-weight-complex="normal"/>
    </style:style>
    <style:style style:name="T11" style:family="text">
      <style:text-properties fo:font-style="italic" fo:font-weight="normal" officeooo:rsid="0082d5a1" style:font-style-asian="italic" style:font-weight-asian="normal" style:font-style-complex="italic" style:font-weight-complex="normal"/>
    </style:style>
    <style:style style:name="T12" style:family="text">
      <style:text-properties fo:language="pt" fo:country="BR"/>
    </style:style>
    <style:style style:name="T13" style:family="text">
      <style:text-properties fo:language="pt" fo:country="BR" officeooo:rsid="00561f25"/>
    </style:style>
    <style:style style:name="T14" style:family="text">
      <style:text-properties fo:language="pt" fo:country="BR" officeooo:rsid="0057016e"/>
    </style:style>
    <style:style style:name="T15" style:family="text">
      <style:text-properties fo:language="pt" fo:country="BR" fo:font-weight="bold" style:font-weight-asian="bold" style:font-weight-complex="bold"/>
    </style:style>
    <style:style style:name="T16" style:family="text">
      <style:text-properties fo:language="pt" fo:country="BR" fo:font-weight="bold" officeooo:rsid="005d3980" style:font-weight-asian="bold" style:font-weight-complex="bold"/>
    </style:style>
    <style:style style:name="T17" style:family="text">
      <style:text-properties fo:language="pt" fo:country="BR" fo:font-weight="bold" officeooo:rsid="006820f4" style:font-weight-asian="bold" style:font-weight-complex="bold"/>
    </style:style>
    <style:style style:name="T18" style:family="text">
      <style:text-properties fo:language="pt" fo:country="BR" fo:font-weight="bold" officeooo:rsid="006af45f" style:font-weight-asian="bold" style:font-weight-complex="bold"/>
    </style:style>
    <style:style style:name="T19" style:family="text">
      <style:text-properties fo:language="pt" fo:country="BR" fo:font-weight="normal" officeooo:rsid="006af45f" style:font-weight-asian="normal" style:font-weight-complex="normal"/>
    </style:style>
    <style:style style:name="T20" style:family="text">
      <style:text-properties fo:language="pt" fo:country="BR" officeooo:rsid="005d3980"/>
    </style:style>
    <style:style style:name="T21" style:family="text">
      <style:text-properties fo:language="pt" fo:country="BR" officeooo:rsid="006820f4"/>
    </style:style>
    <style:style style:name="T22" style:family="text">
      <style:text-properties fo:language="pt" fo:country="BR" officeooo:rsid="006af45f"/>
    </style:style>
    <style:style style:name="T23" style:family="text">
      <style:text-properties fo:color="#c9211e" loext:opacity="100%" fo:language="pt" fo:country="BR" fo:font-style="italic" fo:font-weight="normal" officeooo:rsid="004b3885" style:font-style-asian="italic" style:font-weight-asian="normal" style:font-style-complex="italic" style:font-weight-complex="normal"/>
    </style:style>
    <style:style style:name="T24" style:family="text">
      <style:text-properties fo:color="#c9211e" loext:opacity="100%" fo:language="pt" fo:country="BR" fo:font-style="italic" fo:font-weight="normal" officeooo:rsid="004c09d8" style:font-style-asian="italic" style:font-weight-asian="normal" style:font-style-complex="italic" style:font-weight-complex="normal"/>
    </style:style>
    <style:style style:name="T25" style:family="text">
      <style:text-properties fo:color="#c9211e" loext:opacity="100%" fo:language="pt" fo:country="BR" fo:font-style="italic" fo:font-weight="normal" officeooo:rsid="005d3980"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0618015" style:font-weight-asian="bold" style:font-weight-complex="bold"/>
    </style:style>
    <style:style style:name="T28" style:family="text">
      <style:text-properties fo:font-weight="bold" officeooo:rsid="00634841" style:font-weight-asian="bold" style:font-weight-complex="bold"/>
    </style:style>
    <style:style style:name="T29" style:family="text">
      <style:text-properties fo:font-weight="bold" officeooo:rsid="0063ded1" style:font-weight-asian="bold" style:font-weight-complex="bold"/>
    </style:style>
    <style:style style:name="T30" style:family="text">
      <style:text-properties fo:font-weight="bold" officeooo:rsid="00657220" style:font-weight-asian="bold" style:font-weight-complex="bold"/>
    </style:style>
    <style:style style:name="T31" style:family="text">
      <style:text-properties fo:font-weight="bold" officeooo:rsid="0065ce1e" style:font-weight-asian="bold" style:font-weight-complex="bold"/>
    </style:style>
    <style:style style:name="T32" style:family="text">
      <style:text-properties fo:font-weight="bold" officeooo:rsid="0065f442" style:font-weight-asian="bold" style:font-weight-complex="bold"/>
    </style:style>
    <style:style style:name="T33" style:family="text">
      <style:text-properties fo:font-weight="bold" officeooo:rsid="00674878" style:font-weight-asian="bold" style:font-weight-complex="bold"/>
    </style:style>
    <style:style style:name="T34" style:family="text">
      <style:text-properties fo:font-weight="bold" officeooo:rsid="006822ca" style:font-weight-asian="bold" style:font-weight-complex="bold"/>
    </style:style>
    <style:style style:name="T35" style:family="text">
      <style:text-properties fo:font-weight="bold" officeooo:rsid="006a020f" style:font-weight-asian="bold" style:font-weight-complex="bold"/>
    </style:style>
    <style:style style:name="T36" style:family="text">
      <style:text-properties fo:font-weight="bold" officeooo:rsid="006a0bfb" style:font-weight-asian="bold" style:font-weight-complex="bold"/>
    </style:style>
    <style:style style:name="T37" style:family="text">
      <style:text-properties fo:font-weight="bold" officeooo:rsid="006ccde9" style:font-weight-asian="bold" style:font-weight-complex="bold"/>
    </style:style>
    <style:style style:name="T38" style:family="text">
      <style:text-properties fo:font-weight="bold" officeooo:rsid="006fff90" style:font-weight-asian="bold" style:font-weight-complex="bold"/>
    </style:style>
    <style:style style:name="T39" style:family="text">
      <style:text-properties fo:font-weight="bold" officeooo:rsid="007052b7" style:font-weight-asian="bold" style:font-weight-complex="bold"/>
    </style:style>
    <style:style style:name="T40" style:family="text">
      <style:text-properties fo:font-weight="bold" officeooo:rsid="00749516" style:font-weight-asian="bold" style:font-weight-complex="bold"/>
    </style:style>
    <style:style style:name="T41" style:family="text">
      <style:text-properties fo:font-weight="bold" officeooo:rsid="007528cf" style:font-weight-asian="bold" style:font-weight-complex="bold"/>
    </style:style>
    <style:style style:name="T42" style:family="text">
      <style:text-properties fo:font-weight="bold" officeooo:rsid="0078bcbc" style:font-weight-asian="bold" style:font-weight-complex="bold"/>
    </style:style>
    <style:style style:name="T43" style:family="text">
      <style:text-properties fo:font-weight="bold" officeooo:rsid="007c95a0" style:font-weight-asian="bold" style:font-weight-complex="bold"/>
    </style:style>
    <style:style style:name="T44" style:family="text">
      <style:text-properties fo:font-weight="bold" officeooo:rsid="008178aa" style:font-weight-asian="bold" style:font-weight-complex="bold"/>
    </style:style>
    <style:style style:name="T45" style:family="text">
      <style:text-properties fo:font-weight="bold" officeooo:rsid="0082d5a1" style:font-weight-asian="bold" style:font-weight-complex="bold"/>
    </style:style>
    <style:style style:name="T46" style:family="text">
      <style:text-properties fo:font-weight="bold" officeooo:rsid="0084794f" style:font-weight-asian="bold" style:font-weight-complex="bold"/>
    </style:style>
    <style:style style:name="T47" style:family="text">
      <style:text-properties officeooo:rsid="005ee2a9"/>
    </style:style>
    <style:style style:name="T48" style:family="text">
      <style:text-properties officeooo:rsid="00618015"/>
    </style:style>
    <style:style style:name="T49" style:family="text">
      <style:text-properties fo:font-weight="normal" style:font-weight-asian="normal" style:font-weight-complex="normal"/>
    </style:style>
    <style:style style:name="T50" style:family="text">
      <style:text-properties fo:font-weight="normal" officeooo:rsid="0065ce1e" style:font-weight-asian="normal" style:font-weight-complex="normal"/>
    </style:style>
    <style:style style:name="T51" style:family="text">
      <style:text-properties fo:font-weight="normal" officeooo:rsid="006822ca" style:font-weight-asian="normal" style:font-weight-complex="normal"/>
    </style:style>
    <style:style style:name="T52" style:family="text">
      <style:text-properties fo:font-weight="normal" officeooo:rsid="006a0bfb" style:font-weight-asian="normal" style:font-weight-complex="normal"/>
    </style:style>
    <style:style style:name="T53" style:family="text">
      <style:text-properties fo:font-weight="normal" officeooo:rsid="0082d5a1" style:font-weight-asian="normal" style:font-weight-complex="normal"/>
    </style:style>
    <style:style style:name="T54" style:family="text">
      <style:text-properties fo:font-weight="normal" officeooo:rsid="0084794f" style:font-weight-asian="normal"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officeooo:rsid="0061fab6"/>
    </style:style>
    <style:style style:name="T57" style:family="text">
      <style:text-properties officeooo:rsid="00634841"/>
    </style:style>
    <style:style style:name="T58" style:family="text">
      <style:text-properties officeooo:rsid="0063ded1"/>
    </style:style>
    <style:style style:name="T59" style:family="text">
      <style:text-properties officeooo:rsid="00657220"/>
    </style:style>
    <style:style style:name="T60" style:family="text">
      <style:text-properties officeooo:rsid="0065ce1e"/>
    </style:style>
    <style:style style:name="T61" style:family="text">
      <style:text-properties officeooo:rsid="0065f442"/>
    </style:style>
    <style:style style:name="T62" style:family="text">
      <style:text-properties officeooo:rsid="006822ca"/>
    </style:style>
    <style:style style:name="T63" style:family="text">
      <style:text-properties officeooo:rsid="006a020f"/>
    </style:style>
    <style:style style:name="T64" style:family="text">
      <style:text-properties officeooo:rsid="006a0bfb"/>
    </style:style>
    <style:style style:name="T65" style:family="text">
      <style:text-properties officeooo:rsid="006ccde9"/>
    </style:style>
    <style:style style:name="T66" style:family="text">
      <style:text-properties officeooo:rsid="006fff90"/>
    </style:style>
    <style:style style:name="T67" style:family="text">
      <style:text-properties officeooo:rsid="00720dae"/>
    </style:style>
    <style:style style:name="T68" style:family="text">
      <style:text-properties officeooo:rsid="00749516"/>
    </style:style>
    <style:style style:name="T69" style:family="text">
      <style:text-properties officeooo:rsid="007528cf"/>
    </style:style>
    <style:style style:name="T70" style:family="text">
      <style:text-properties officeooo:rsid="007534c8"/>
    </style:style>
    <style:style style:name="T71" style:family="text">
      <style:text-properties officeooo:rsid="007609ce"/>
    </style:style>
    <style:style style:name="T72" style:family="text">
      <style:text-properties officeooo:rsid="00783829"/>
    </style:style>
    <style:style style:name="T73" style:family="text">
      <style:text-properties officeooo:rsid="0078bcbc"/>
    </style:style>
    <style:style style:name="T74" style:family="text">
      <style:text-properties officeooo:rsid="0079eb43"/>
    </style:style>
    <style:style style:name="T75" style:family="text">
      <style:text-properties officeooo:rsid="007b45e1"/>
    </style:style>
    <style:style style:name="T76" style:family="text">
      <style:text-properties officeooo:rsid="007c95a0"/>
    </style:style>
    <style:style style:name="T77" style:family="text">
      <style:text-properties officeooo:rsid="0082d5a1"/>
    </style:style>
    <style:style style:name="T78" style:family="text">
      <style:text-properties officeooo:rsid="0084794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Vantagens e Desvantagens Genéricas</text:h>
      <text:p text:style-name="P1"><text:span text:style-name="T23">Copie a estrutura a baixo para cada </text:span><text:span text:style-name="T25">Vantagem ou Desvantagem</text:span><text:span text:style-name="T23"> de seu cenário </text:span><text:span text:style-name="T24">(Delete esse parágrafo quando iniciar sua criação)</text:span></text:p>
      <text:h text:style-name="P10" text:outline-level="3"><text:span text:style-name="T14">Fí</text:span><text:span text:style-name="T12">sicos</text:span></text:h>
      <text:h text:style-name="Heading_20_4" text:outline-level="4"><text:span text:style-name="T47">Vantagens</text:span>:</text:h>
      <text:p text:style-name="Standard"><text:span text:style-name="T26">Gigante (-4):</text:span> Seu personagem tem um porte físico consideravelmente maior do que o padrão de sua espécie, geralmente medindo cerca de 1 metro a mais e pesando aproximadamente 20% a mais. Recebe um bônus de <text:span text:style-name="T26">+2D10</text:span> em <text:span text:style-name="T26">FOR</text:span> e ganha <text:span text:style-name="T26">+</text:span><text:span text:style-name="T27">10</text:span><text:span text:style-name="T26"> pontos de vitalidade</text:span>.</text:p>
      <text:p text:style-name="Standard"><text:span text:style-name="T26">Flexibilidade (-2):</text:span> Com esta vantagem, seu personagem torna-se notavelmente mais flexível do que outros de sua espécie. Testes que envolvam destreza têm seu nível de dificuldade “<text:span text:style-name="T27">ND</text:span>” reduzido em <text:span text:style-name="T27">2</text:span>.</text:p>
      <text:p text:style-name="Standard"><text:span text:style-name="T26">Sentidos Apurados (-3):</text:span> Esta qualidade aprimora todos os sentidos do seu personagem até três vezes mais do que o normal para sua espécie. Todos os testes que envolvem os sentidos <text:span text:style-name="T48">(</text:span><text:span text:style-name="T2">visão, tato, audição, olfato e paladar</text:span><text:span text:style-name="T48">)</text:span> recebem um bônus de +3 dados.</text:p>
      <text:p text:style-name="Standard"><text:span text:style-name="T26">Ambidestro (-5): </text:span>Personagens com esta qualidade são habilidosos em realizar ações usando mais de um membro. Podem realizar uma ação para cada braço em um único turno.</text:p>
      <text:p text:style-name="Standard"><text:span text:style-name="T26">Masoquismo (-6): </text:span>Personagens masoquistas encontram prazer na dor, o que lhes confere uma certa resistência a ela. Não sofrem penalidades de dados por danos à vitalidade.</text:p>
      <text:p text:style-name="Standard"><text:span text:style-name="T26">Amedrontador (-2):</text:span> Seu personagem possui uma aparência naturalmente intimidadora, inspirando um certo medo nos outros. Isso <text:span text:style-name="T26">reduz</text:span> <text:span text:style-name="T27">1 ND</text:span> em testes de impor ordens ou amedrontar.</text:p>
      <text:p text:style-name="Standard"><text:span text:style-name="T26">Noitada (-2): </text:span>Seu personagem possui uma resistência surpreendente ao cansaço. Leva mais tempo para sofrer penalidades por exaustão.</text:p>
      <text:p text:style-name="Standard"><text:span text:style-name="T26">Bela Voz (-3): </text:span>Seu personagem possui uma voz melodiosa, conferindo um bônus de <text:span text:style-name="T26">+2</text:span> em <text:span text:style-name="T26">CAR</text:span>.</text:p>
      <text:p text:style-name="P8"><text:span text:style-name="T26">Reflexos Aprimorados (-</text:span><text:span text:style-name="T35">5</text:span><text:span text:style-name="T26">): </text:span>Seu personagem possui reflexos excepcionalmente rápidos, permitindo-lhe reagir mais rapidamente a situações de perigo. Testes de <text:span text:style-name="T26">esquiva</text:span> têm seu <text:span text:style-name="T26">ND</text:span> reduzido em<text:span text:style-name="T26"> 2</text:span>.</text:p>
      <text:p text:style-name="P8"><text:span text:style-name="T26">Velocista (-4): </text:span>Seu personagem possui uma velocidade extraordinária, permitindo-lhe mover-se mais rapidamente que o comum. Ele recebe uma bonificação de <text:span text:style-name="T26">+2D10</text:span> em testes de velocidade e pode cobrir distâncias mais longas em menos tempo.</text:p>
      <text:p text:style-name="P8"><text:span text:style-name="T26">Regeneração Rápida (-5):</text:span> Seu personagem tem a capacidade de se regenerar rapidamente de ferimentos, recuperando pontos de vitalidade <text:span text:style-name="T63">o dobro de vezes </text:span>mais rapidamente que o normal.</text:p>
      <text:h text:style-name="P12" text:outline-level="4"/>
      <text:h text:style-name="P13" text:outline-level="4">Desvantagens:</text:h>
      <text:p text:style-name="Standard"><text:span text:style-name="T26">Alergia (+2 a +6):</text:span> Seu personagem é alérgico a uma substância específica, com o nível de alergia determinando os efeitos negativos.</text:p>
      <text:list text:style-name="L1">
        <text:list-item>
          <text:p text:style-name="P19"><text:span text:style-name="T26">2Xp:</text:span> Seu personagem se sente irritado <text:span text:style-name="T48">e isso tira sua </text:span>concentração para qualquer ação. Testes serão penalizados em -1D10 enquanto estiver em contato com a substância;</text:p>
        </text:list-item>
        <text:list-item>
          <text:p text:style-name="P19"><text:span text:style-name="T26">3Xp: </text:span>Seu personagem fica sonolento, se coçando etc. -2D10 em qualquer ação;</text:p>
        </text:list-item>
        <text:list-item>
          <text:p text:style-name="P19"><text:span text:style-name="T26">4Xp: </text:span>Seu personagem fica com problemas de ar. -<text:span text:style-name="T48">3</text:span>D10 em qualquer ação;</text:p>
        </text:list-item>
        <text:list-item>
          <text:p text:style-name="P19"><text:span text:style-name="T26">5Xp: </text:span>Seu personagem fica com problemas de ar. -4D10 em qualquer ação;</text:p>
        </text:list-item>
        <text:list-item>
          <text:p text:style-name="P19"><text:span text:style-name="T26">6Xp: </text:span>Seu personagem fica incapacitado de fazer qualquer ação, e se ficar durante 5 rodadas em contato com a substância seu personagem pode morrer.</text:p>
        </text:list-item>
      </text:list>
      <text:p text:style-name="Standard"><text:span text:style-name="T26">N.T.: </text:span>Você deve descrever no campo de história de seu personagem citações sobre essa alergia com o título <text:span text:style-name="T26">Alergia</text:span>.</text:p>
      <text:p text:style-name="Standard"><text:span text:style-name="T26">Problemas Respiratórios (+4): </text:span>Seu personagem possui dificuldades respiratórias, resultando em uma penalidade de <text:span text:style-name="T26">-</text:span><text:span text:style-name="T27">1 </text:span>em <text:span text:style-name="T26">FOR</text:span> e <text:span text:style-name="T26">DES</text:span>.</text:p>
      <text:p text:style-name="Standard"><text:span text:style-name="T26">Pequeno (+2):</text:span> Seu personagem é significativamente menor que os outros de sua raça, sofrendo uma penalidade de <text:span text:style-name="T26">-1D10</text:span> em testes de DES.</text:p>
      <text:p text:style-name="Standard"><text:span text:style-name="T26">Deformado (+4):</text:span> Seu personagem possui alguma deformidade física que pode afetar negativamente suas habilidades, seja com penalidades em testes ou modificações de ocasião.</text:p>
      <text:p text:style-name="P4"><text:span text:style-name="T26">N.T.: </text:span>Descrever na Ficha o grau de deformidade para definir quais atributos elas irão afetar.</text:p>
      <text:p text:style-name="Standard"><text:span text:style-name="T26">Mudo (+4):</text:span> Seu personagem perdeu completamente a capacidade de comunicação, a menos que a comunicação por sons não seja padrão para sua raça.</text:p>
      <text:p text:style-name="Standard"><text:span text:style-name="T26">Vício (+3): </text:span>Seu personagem é viciado em uma substância específica, sofrendo penalidades em suas jogadas de dados caso não a utilize regularmente:</text:p>
      <text:list text:style-name="L2">
        <text:list-item>
          <text:p text:style-name="P20"><text:span text:style-name="T26">1 Dia de abstinência:</text:span> Penalidade de<text:span text:style-name="T26"> -1 </text:span>em qualquer teste;</text:p>
        </text:list-item>
        <text:list-item>
          <text:p text:style-name="P20"><text:span text:style-name="T26">2 Dias de abstinência:</text:span> Penalidade de <text:span text:style-name="T26">-2 </text:span>em qualquer teste;</text:p>
        </text:list-item>
        <text:list-item>
          <text:p text:style-name="P20"><text:span text:style-name="T26">3 Dias de abstinência:</text:span> Penalidade de<text:span text:style-name="T26"> -4</text:span> em qualquer teste;</text:p>
        </text:list-item>
        <text:list-item>
          <text:p text:style-name="P20"><text:span text:style-name="T26">4 Dias ou mais de abstinência:</text:span> Penalidade de <text:span text:style-name="T26">-6</text:span> em quaisquer testes além de ficar delirando.</text:p>
        </text:list-item>
      </text:list>
      <text:p text:style-name="P4"><text:span text:style-name="T26">N.T.: </text:span>Descrever na Ficha qual substância o personagem é viciado, e qual a frequência ele deve usar a substância, por exemplo: “<text:span text:style-name="T6">Viciado em Morfina: usar 1 vez a cada semana</text:span><text:span text:style-name="T55">”</text:span>.</text:p>
      <text:p text:style-name="Standard"><text:span text:style-name="T26">Doença Contagiosa (+2):</text:span> Seu personagem possui uma doença contagiosa que pode afetar outros personagens, resultando em penalidades de dados e exigindo tratamento. <text:span text:style-name="T48">Descreva na ficha qual é essa doença contagiosa. </text:span></text:p>
      <text:p text:style-name="P4"><text:span text:style-name="T26">N.T.: </text:span>Não pode ser doenças simples como gripe. Deve ser uma doença com mais riscos. </text:p>
      <text:p text:style-name="P4"><text:span text:style-name="T26">Fragilidade (+</text:span><text:span text:style-name="T36">6</text:span><text:span text:style-name="T26">):</text:span> Seu personagem é fisicamente frágil e suscetível a ferimentos graves. Ele sofre uma penalidade de <text:span text:style-name="T26">-</text:span><text:span text:style-name="T36">3</text:span><text:span text:style-name="T26">D10 </text:span>em testes de resistência e está mais propenso a se machucar em combate.</text:p>
      <text:h text:style-name="P10" text:outline-level="3"><text:soft-page-break/><text:span text:style-name="T13">M</text:span><text:span text:style-name="T12">entais</text:span></text:h>
      <text:h text:style-name="P14" text:outline-level="4"><text:span text:style-name="T47">Vantagens</text:span>:</text:h>
      <text:p text:style-name="P2"><text:span text:style-name="T26">Bom Senso (-5): </text:span>Seu personagem possui uma grande sabedoria sobre o certo e o errado, o que lhe permite tomar as melhores decisões. Esta qualidade permite ao jogador consultar o mestre sobre como uma ação proposta poderia influenciar positiva ou negativamente na narrativa.</text:p>
      <text:p text:style-name="P2"><text:span text:style-name="T26">Mais de Si (-4)</text:span>: Após longos períodos de autoestudo, seu personagem é capaz de reconhecer características semelhantes às suas em outras pessoas. Testes realizados contra alguém com características semelhantes recebem um bônus de +2D10.</text:p>
      <text:p text:style-name="P2"><text:span text:style-name="T26">Memória Fotográfica (-3)</text:span>: Seu personagem tem uma memória excepcionalmente nítida, o que facilita sua capacidade de aprender e recordar informações observadas durante sua jornada. Testes que envolvam inteligência têm seu ND reduzido em 2, e o narrador fornece informações detalhadas sobre eventos observados.</text:p>
      <text:p text:style-name="P2"><text:span text:style-name="T26">Sono Sobrenatural (-3): </text:span>Seu personagem desperta de seu sono sempre que um perigo iminente se aproxima.</text:p>
      <text:p text:style-name="P2"><text:span text:style-name="T26">Perseverança Elevada (-4):</text:span> Seu personagem possui uma perseverança excepcionalmente alta, permitindo-lhe resistir a controles mentais básicos ou fortes. Além disso, recebe um bônus de +2 de perseverança na ficha.</text:p>
      <text:p text:style-name="P2"><text:span text:style-name="T26">Grande </text:span><text:span text:style-name="T27">Condutor</text:span><text:span text:style-name="T26"> (-3):</text:span> Seu personagem possui habilidades excepcionais de condução de veículos, reduzindo o ND em 2 em testes relacionados a conduzir<text:span text:style-name="T56"> veículos</text:span>.</text:p>
      <text:p text:style-name="P2"><text:span text:style-name="T26">Perceber Armadilhas (-4):</text:span> Seu personagem é habilidoso em identificar armadilhas, podendo realizar testes para percebê-las sempre que estiver próximo. A dificuldade do teste diminui em -1 se o personagem tiver a perícia Armadilha.</text:p>
      <text:p text:style-name="P2"><text:span text:style-name="T26">Intuição Afiada (-3):</text:span> Seu personagem possui uma intuição excepcionalmente aguçada, permitindo-lhe perceber sutilezas e detectar mentiras com mais facilidade. Testes <text:span text:style-name="T62">para detectar blefes e mentiras tem seu </text:span><text:span text:style-name="T34">ND</text:span><text:span text:style-name="T62"> diminuido em </text:span><text:span text:style-name="T34">-2</text:span>.</text:p>
      <text:p text:style-name="P2"><text:span text:style-name="T26">Raciocínio Lógico (-3):</text:span> Seu personagem possui uma mente lógica e analítica, permitindo-lhe resolver problemas complexos com mais facilidade. Testes de inteligência têm seu <text:span text:style-name="T26">ND</text:span> reduzido em <text:span text:style-name="T26">2</text:span>.</text:p>
      <text:h text:style-name="P15" text:outline-level="4">Desvantagens:</text:h>
      <text:p text:style-name="P2"><text:span text:style-name="T26">Sono de Pedra (+2): </text:span>Seu personagem tem dificuldade em acordar, aumentando o ND em testes relacionados a esta característica.</text:p>
      <text:p text:style-name="P2"><text:span text:style-name="T26">Amnésia (+3): </text:span>Seu personagem sofre de amnésia, incapaz de recordar seu passado ou eventos recentes. Testes que envolvem inteligência têm seu ND <text:span text:style-name="T56">bonificado</text:span> em 2.</text:p>
      <text:p text:style-name="P2"><text:span text:style-name="T26">Impaciente (+1):</text:span> Seu personagem tem pouca paciência para esperar. Deve fazer um teste de <text:span text:style-name="T26">Coragem ND </text:span><text:span text:style-name="T28">8</text:span> sempre que for colocado em uma situação de espera para decidir se agirá por conta própria.</text:p>
      <text:p text:style-name="P2"/>
      <text:p text:style-name="P2"><text:soft-page-break/><text:span text:style-name="T26">Alucinações (+</text:span><text:span text:style-name="T28">6</text:span><text:span text:style-name="T26">)</text:span>: Seu personagem sofre de alucinações, o que pode afetar sua sanidade. <text:span text:style-name="T57">Em momentos inoportunos, o personagem pode não conseguir discernir entre a realidade e a ilusão. Podendo ver coisas, escutar e até mesmo agir contra elementos que não existem. O Narrador pode jogar um teste de </text:span><text:span text:style-name="T28">2d10 ND7</text:span><text:span text:style-name="T57">, caso passe, poderá realizar um evento de alucinação contra o jogador.</text:span></text:p>
      <text:p text:style-name="P2"><text:span text:style-name="T26">Perseverança Comprometida (+</text:span><text:span text:style-name="T28">5</text:span><text:span text:style-name="T26">)</text:span>: Seu personagem só pode usar sua perseverança quando sua existência está comprometida.</text:p>
      <text:p text:style-name="P2"><text:span text:style-name="T26">Distraído (+2): </text:span>Seu personagem tem dificuldade em se concentrar e lembrar de detalhes importantes. Deve fazer um teste de <text:span text:style-name="T26">SAB ND9 </text:span>sempre que precisar lembrar de algo.</text:p>
      <text:p text:style-name="P2"><text:span text:style-name="T26">Memória Fraca (+</text:span><text:span text:style-name="T36">4</text:span><text:span text:style-name="T26">):</text:span> Seu personagem tem uma memória fraca e tende a esquecer informações importantes com facilidade, o que pode dificultar a resolução de problemas ou a tomada de decisões informadas. <text:span text:style-name="T64">Testes para recordar de elementos da trama tem dificuldade aumentada em </text:span><text:span text:style-name="T36">+2 ND</text:span><text:span text:style-name="T52">.</text:span></text:p>
      <text:p text:style-name="P2"><text:span text:style-name="T36">Paranoia Crônica (+4 a +6 XP):</text:span><text:span text:style-name="T52"> Seu personagem acredita que está constantemente sendo perseguido ou que todos estão conspirando contra ele. Isso afeta suas interações sociais e sua percepção da realidade.</text:span></text:p>
      <text:list text:style-name="L3">
        <text:list-item>
          <text:p text:style-name="P21"><text:span text:style-name="T26">4XP: </text:span>O personagem desconfia de tudo e de todos, recebendo uma penalidade de <text:span text:style-name="T26">-2D10 </text:span>em testes sociais (<text:span text:style-name="T1">Carisma</text:span>) em situações de interação com estranhos ou figuras de autoridade.</text:p>
        </text:list-item>
        <text:list-item>
          <text:p text:style-name="P21"><text:span text:style-name="T26">5XP: </text:span>A paranoia se intensifica, fazendo com que o personagem tenha dificuldade em confiar até mesmo nos aliados. Penalidade de<text:span text:style-name="T26"> -3D10</text:span> em qualquer teste social em grupo.</text:p>
        </text:list-item>
        <text:list-item>
          <text:p text:style-name="P21"><text:span text:style-name="T26">6XP: </text:span>Em momentos críticos, o personagem pode agir impulsivamente, atacando ou fugindo de "<text:span text:style-name="T1">ameaças</text:span>" imaginárias. O narrador pode solicitar um teste de <text:span text:style-name="T40">Sabedoria + 2D10</text:span><text:span text:style-name="T68"> </text:span><text:span text:style-name="T40">ND8 </text:span>para evitar essas ações irracionais.</text:p>
        </text:list-item>
      </text:list>
      <text:p text:style-name="Standard"><text:span text:style-name="T26">Transtorno Obsessivo-Compulsivo – TOC (+2 a +5 XP):</text:span><text:span text:style-name="T49"> </text:span>Seu personagem é assolado por pensamentos obsessivos que o levam a realizar ações compulsivas.</text:p>
      <text:list text:style-name="L5">
        <text:list-item>
          <text:p text:style-name="P22"><text:span text:style-name="T26">2XP: </text:span>O personagem precisa realizar pequenos rituais (<text:span text:style-name="T1">verificar algo várias vezes, tocar objetos</text:span>) antes de tomar qualquer ação importante. Perde <text:span text:style-name="T26">1 turno </text:span>para realizar esses rituais, <text:span text:style-name="T69">e o mestre pode jogar de forma aleatória (</text:span><text:span text:style-name="T3">1D2</text:span><text:span text:style-name="T69">) a necessidade desses rituais </text:span><text:span text:style-name="T70">fora dos momentos de perigo</text:span><text:span text:style-name="T69">, caso ignorado, </text:span><text:span text:style-name="T41">+1ND </text:span><text:span text:style-name="T69">de qualquer teste até fazer o ritual.</text:span></text:p>
        </text:list-item>
        <text:list-item>
          <text:p text:style-name="P23"><text:span text:style-name="T26">4XP:</text:span> O TOC interfere em momentos de perigo <text:span text:style-name="T70">(</text:span><text:span text:style-name="T4">1D10</text:span><text:span text:style-name="T70">)</text:span>. Em situações de combate ou estresse, o personagem deve realizar seus rituais antes de agir, perdendo 1 rodada inteira. <text:span text:style-name="T70">C</text:span><text:span text:style-name="T69">aso ignorado, </text:span><text:span text:style-name="T41">+1ND </text:span><text:span text:style-name="T69">de qualquer teste até fazer o ritual.</text:span></text:p>
        </text:list-item>
        <text:list-item>
          <text:p text:style-name="P24"><text:span text:style-name="T26">5XP:</text:span> O personagem fica totalmente incapaz de se concentrar em uma tarefa se não realizar seus rituais, resultando em um <text:span text:style-name="T70">+2ND</text:span> para qualquer teste até o ritual ser cumprido. <text:span text:style-name="T71">Aqui a necessidade do ritual pode surgir em qualquer situação.</text:span></text:p>
        </text:list-item>
      </text:list>
      <text:p text:style-name="Standard"><text:span text:style-name="T26"/></text:p>
      <text:p text:style-name="P34"><text:span text:style-name="T26">Psicose Violenta (+5 a +7 XP):</text:span><text:span text:style-name="T49"> </text:span>O personagem tem episódios de psicose que o levam a explosões de raiva e violência incontroláveis.</text:p>
      <text:list text:style-name="L7">
        <text:list-item>
          <text:p text:style-name="P25"><text:span text:style-name="T26">5XP: </text:span>O personagem deve realizar um teste de <text:span text:style-name="T72">autocontrole (</text:span><text:span text:style-name="T7">Sabedoria + 2D10 ND8</text:span><text:span text:style-name="T72">)</text:span> quando provocado ou pressionado emocionalmente. Se falhar, ele entra em um estado de fúria, atacando qualquer um nas proximidades. <text:span text:style-name="T72">Não ataca aliados próximos.</text:span></text:p>
        </text:list-item>
        <text:list-item>
          <text:p text:style-name="P25"><text:span text:style-name="T26">6XP:</text:span> A fúria se torna mais frequente, com o personagem precisando realizar o teste sempre que se sentir ameaçado ou insultado. Se falhar, ele pode atacar até aliados próximos, <text:span text:style-name="T73">mas não ataca amigos.</text:span></text:p>
        </text:list-item>
        <text:list-item>
          <text:p text:style-name="P26"><text:span text:style-name="T26">7XP:</text:span> O personagem não distingue mais amigos de inimigos durante um episódio de psicose. Ao falhar no teste de <text:span text:style-name="T42">autocontrole</text:span>, ele entra em fúria até que a ameaça percebida seja eliminada, ou até ser contido.</text:p>
        </text:list-item>
      </text:list>
      <text:p text:style-name="Standard"><text:tab/><text:span text:style-name="T73">O</text:span><text:span text:style-name="T42"> Estado de Fúria </text:span><text:span text:style-name="T73">sempre irá ter uma duração de 1D6 rodadas/minutos. </text:span><text:span text:style-name="T74">E no final da mesma, o personagem recobra a consciência sem a necessidade de teste adicional.</text:span></text:p>
      <text:p text:style-name="Standard"><text:span text:style-name="T26">Personalidade Fragmentada (+</text:span><text:span text:style-name="T44">10</text:span><text:span text:style-name="T26"> XP)</text:span><text:span text:style-name="T49">: </text:span>O personagem possui múltiplas personalidades que surgem em diferentes momentos <text:span text:style-name="T75">(</text:span><text:span text:style-name="T5">narrador joga um teste de </text:span><text:span text:style-name="T8">2D10 ND8</text:span><text:span text:style-name="T10">, caso passe, role a tabela de personalidades</text:span><text:span text:style-name="T75">)</text:span>. Cada personalidade pode ter comportamentos e objetivos diferentes. O narrador pode <text:span text:style-name="T76">fazer o teste pelo menos 2 vezes por sessão para troca de personalidade. E essa personalidade dura até o final da sessão ou até o jogador passar em um novo teste</text:span>. Essa mudança afeta as ações do personagem e pode até prejudicar seus relacionamentos. As personalidades podem não lembrar o que a outra fez, criando conflitos internos e externos.</text:p>
      <text:p text:style-name="Standard"><text:tab/><text:span text:style-name="T76">O Jogador pode solicitar ao final de cada cena um teste de </text:span><text:span text:style-name="T43">Resistência + 2D10 ND8 </text:span><text:span text:style-name="T76">para voltar a personalidade original. </text:span></text:p>
      <text:p text:style-name="P35"><text:tab/>A baixo listarei algumas personalidades que podem ser sorteada pelo mestre no momento da troca, e que o jogador deverá interpretar. Vale lembrar que: Jogadores podem criar uma tabela de 6 a 10 personalidades únicas para sua síndrome. Lembrando de nomeá-las, dar uma descrição, comportamentos e objetivos, como as personalidades a baixo:</text:p>
      <text:list xml:id="list3549775106" text:style-name="L8">
        <text:list-item>
          <text:p text:style-name="P28">O Protetor</text:p>
        </text:list-item>
      </text:list>
      <text:list text:style-name="L9">
        <text:list-item>
          <text:list>
            <text:list-item>
              <text:p text:style-name="P29"><text:span text:style-name="T26">Descrição</text:span>: Esta personalidade é hiperprotetora e se sente responsável por cuidar de todos ao redor, especialmente dos mais fracos.</text:p>
            </text:list-item>
          </text:list>
        </text:list-item>
      </text:list>
      <text:list xml:id="list501425342" text:style-name="L10">
        <text:list-item>
          <text:list>
            <text:list-item>
              <text:p text:style-name="P30"><text:span text:style-name="T26">Comportamento</text:span>: Calmo, autoritário, e disposto a sacrificar-se para proteger os outros.</text:p>
            </text:list-item>
            <text:list-item>
              <text:p text:style-name="P30"><text:span text:style-name="T26">Objetivo</text:span>: Manter todos a salvo, mesmo que isso implique em evitar conflitos ou fugir de situações perigosas.</text:p>
            </text:list-item>
          </text:list>
        </text:list-item>
      </text:list>
      <text:list xml:id="list183555348288961" text:continue-list="list3549775106" text:style-name="L8">
        <text:list-item>
          <text:p text:style-name="P28">O Agressor</text:p>
          <text:list>
            <text:list-item>
              <text:p text:style-name="P27"><text:span text:style-name="T26">Descrição</text:span>: Dominada pela raiva, esta personalidade é violenta e agressiva, sempre <text:span text:style-name="T49">disposta</text:span> a resolver tudo pela força.</text:p>
            </text:list-item>
            <text:list-item>
              <text:p text:style-name="P27"><text:span text:style-name="T26">Comportamento</text:span>: Hostil, impaciente e rapidamente provocada a entrar em combates.</text:p>
            </text:list-item>
            <text:list-item>
              <text:p text:style-name="P27"><text:span text:style-name="T26">Objetivo</text:span>: Destruir qualquer ameaça percebida, seja real ou imaginária.</text:p>
            </text:list-item>
          </text:list>
        </text:list-item>
        <text:list-item>
          <text:p text:style-name="P28">O Covarde</text:p>
          <text:list>
            <text:list-item>
              <text:p text:style-name="P27"><text:span text:style-name="T26">Descrição</text:span>: Essa personalidade é extremamente medrosa, evitando o confronto a todo custo.</text:p>
            </text:list-item>
            <text:list-item>
              <text:p text:style-name="P27"><text:span text:style-name="T26">Comportamento</text:span>: Nervoso, submisso e sempre buscando rotas de fuga.</text:p>
            </text:list-item>
            <text:list-item>
              <text:p text:style-name="P27"><text:span text:style-name="T26">Objetivo</text:span>: Escapar de qualquer situação de perigo ou conflito, independentemente das consequências.</text:p>
              <text:p text:style-name="P27"/>
            </text:list-item>
          </text:list>
        </text:list-item>
        <text:list-item>
          <text:p text:style-name="P28"><text:soft-page-break/>O Estrategista</text:p>
          <text:list>
            <text:list-item>
              <text:p text:style-name="P27"><text:span text:style-name="T26">Descrição</text:span>: Frio e calculista, essa personalidade se destaca em táticas e planejamento a longo prazo, mas age com pouca emoção.</text:p>
            </text:list-item>
            <text:list-item>
              <text:p text:style-name="P27"><text:span text:style-name="T26">Comportamento</text:span>: Racional, desapegado, e prioriza decisões lógicas acima de tudo.</text:p>
            </text:list-item>
            <text:list-item>
              <text:p text:style-name="P27"><text:span text:style-name="T26">Objetivo</text:span>: Resolver problemas da maneira mais eficiente, mesmo que isso signifique sacrificar aliados ou recursos.</text:p>
            </text:list-item>
          </text:list>
        </text:list-item>
        <text:list-item>
          <text:p text:style-name="P28">O Impulsivo</text:p>
          <text:list>
            <text:list-item>
              <text:p text:style-name="P27"><text:span text:style-name="T26">Descrição</text:span>: Vive o momento e não pensa nas consequências de suas ações. Está sempre <text:span text:style-name="T49">buscando</text:span> gratificação instantânea.</text:p>
            </text:list-item>
            <text:list-item>
              <text:p text:style-name="P27"><text:span text:style-name="T26">Comportamento</text:span>: Impetuoso, imprudente e frequentemente toma decisões precipitadas.</text:p>
            </text:list-item>
            <text:list-item>
              <text:p text:style-name="P27"><text:span text:style-name="T26">Objetivo</text:span>: Agir por instinto e atender seus impulsos imediatos, ignorando o planejamento ou a segurança.</text:p>
            </text:list-item>
          </text:list>
        </text:list-item>
        <text:list-item>
          <text:p text:style-name="P28">O Pacifista</text:p>
          <text:list>
            <text:list-item>
              <text:p text:style-name="P27"><text:span text:style-name="T26">Descrição</text:span>: Não tolera violência e acredita que qualquer situação pode ser resolvida por meio do diálogo.</text:p>
            </text:list-item>
            <text:list-item>
              <text:p text:style-name="P27"><text:span text:style-name="T26">Comportamento</text:span>: Calmo, conciliador e frequentemente tenta convencer os outros a não lutar.</text:p>
            </text:list-item>
            <text:list-item>
              <text:p text:style-name="P27"><text:span text:style-name="T26">Objetivo</text:span>: Evitar o conflito de qualquer maneira, mesmo quando a situação exige ação agressiva.</text:p>
            </text:list-item>
          </text:list>
        </text:list-item>
        <text:list-item>
          <text:p text:style-name="P28">O Manipulador</text:p>
          <text:list>
            <text:list-item>
              <text:p text:style-name="P27"><text:span text:style-name="T26">Descrição</text:span>: Mestre em usar os outros para atingir seus objetivos, essa personalidade é traiçoeira e ardilosa.</text:p>
            </text:list-item>
            <text:list-item>
              <text:p text:style-name="P27"><text:span text:style-name="T26">Comportamento</text:span>: Charmoso, enganador e sempre busca vantagem pessoal.</text:p>
            </text:list-item>
            <text:list-item>
              <text:p text:style-name="P27"><text:span text:style-name="T26">Objetivo</text:span>: Manipular todos ao seu redor para obter ganhos pessoais, mesmo que precise mentir ou trair.</text:p>
            </text:list-item>
          </text:list>
        </text:list-item>
        <text:list-item>
          <text:p text:style-name="P28">O Mártir</text:p>
          <text:list>
            <text:list-item>
              <text:p text:style-name="P27"><text:span text:style-name="T26">Descrição</text:span>: Se vê como um salvador, disposto a se sacrificar em nome de um bem maior ou de uma causa nobre.</text:p>
            </text:list-item>
            <text:list-item>
              <text:p text:style-name="P27"><text:span text:style-name="T26">Comportamento</text:span>: Abnegado, dramático e busca constantemente situações em que possa se sacrificar pelos outros.</text:p>
            </text:list-item>
            <text:list-item>
              <text:p text:style-name="P27"><text:span text:style-name="T26">Objetivo</text:span>: Encontrar uma oportunidade de realizar um grande sacrifício, seja em combate ou fora dele.</text:p>
            </text:list-item>
          </text:list>
        </text:list-item>
        <text:list-item>
          <text:p text:style-name="P28">O Nihilista</text:p>
          <text:list>
            <text:list-item>
              <text:p text:style-name="P27"><text:span text:style-name="T26">Descrição</text:span>: Acredita que nada tem importância e que a vida não tem sentido ou valor.</text:p>
            </text:list-item>
            <text:list-item>
              <text:p text:style-name="P27"><text:span text:style-name="T26">Comportamento</text:span>: Apático, desinteressado e raramente se envolve em situações emocionais ou arriscadas.</text:p>
            </text:list-item>
            <text:list-item>
              <text:p text:style-name="P27"><text:span text:style-name="T26">Objetivo</text:span>: Desmotivar os outros e evitar qualquer responsabilidade, argumentando que nada realmente importa.</text:p>
            </text:list-item>
          </text:list>
        </text:list-item>
        <text:list-item>
          <text:p text:style-name="P28">O Herói</text:p>
          <text:list>
            <text:list-item>
              <text:p text:style-name="P27"><text:span text:style-name="T26">Descrição</text:span>: Convencido de que é o protagonista de sua própria história épica, essa personalidade age com bravura, mas de forma excessivamente dramática.</text:p>
            </text:list-item>
            <text:list-item>
              <text:p text:style-name="P27"><text:span text:style-name="T26">Comportamento</text:span>: Corajoso, arrogante e disposto a realizar atos heroicos, independentemente da necessidade.</text:p>
            </text:list-item>
            <text:list-item>
              <text:p text:style-name="P27"><text:span text:style-name="T26">Objetivo</text:span>: Ser o centro das atenções e salvar o dia, mesmo que a situação não exija um ato heroico.</text:p>
            </text:list-item>
          </text:list>
        </text:list-item>
      </text:list>
      <text:p text:style-name="P35"/>
      <text:p text:style-name="Standard"/>
      <text:h text:style-name="P11" text:outline-level="3"><text:soft-page-break/><text:span text:style-name="T13">P</text:span><text:span text:style-name="T12">sicológicos</text:span></text:h>
      <text:h text:style-name="P18" text:outline-level="4"><text:span text:style-name="T47">Vantagens</text:span>:</text:h>
      <text:p text:style-name="P5"><text:span text:style-name="T26">Conduta de Honra (-3):</text:span> Seu personagem segue um código de honra inabalável, resistindo a tentações ou manipulações que possam violar seus princípios. Testes relacionados a este código recebem um bônus de <text:span text:style-name="T26">+3D10</text:span>. <text:span text:style-name="T58">Na ficha de background <text:s/>de seu personagem, detalhe </text:span>sobre o código de honra, incluindo todas as regras de conduta às quais seu personagem está vinculado.</text:p>
      <text:p text:style-name="P3"><text:span text:style-name="T26">Calmo (-3): </text:span>Seu personagem mantém a calma em todas as situações, resistindo a provocações ou eventos estressantes na narrativa. Testes para manter a calma têm seu <text:span text:style-name="T26">ND</text:span> reduzido para <text:span text:style-name="T26">2</text:span>.</text:p>
      <text:p text:style-name="P3"><text:span text:style-name="T26">Empatia (-3):</text:span> Seu personagem possui uma habilidade natural para entender e compartilhar os sentimentos dos outros, o que pode facilitar a construção de relacionamentos e a resolução de conflitos, <text:span text:style-name="T62">diminuindo o </text:span><text:span text:style-name="T34">ND</text:span><text:span text:style-name="T62"> de testes relacionados em </text:span><text:span text:style-name="T34">-2</text:span><text:span text:style-name="T62">.</text:span></text:p>
      <text:p text:style-name="P3"><text:span text:style-name="T26">Perspicácia (-</text:span><text:span text:style-name="T39">4</text:span><text:span text:style-name="T26">):</text:span> Seu personagem é extremamente perspicaz e tem uma capacidade aguçada de observar e compreender as motivações e intenções dos outros. Isso o torna um bom juiz de caráter e o ajuda a antecipar as ações dos outros. <text:span text:style-name="T66">Ele pode pedir ao mestre para descrever as reais intenções de um determinado PNJ através de um teste de </text:span><text:span text:style-name="T38">2d10 ND7</text:span><text:span text:style-name="T66">.</text:span></text:p>
      <text:h text:style-name="P16" text:outline-level="4">Desvantagens:</text:h>
      <text:p text:style-name="P3"><text:span text:style-name="T26">Grande Segredo (+3):</text:span> Seu personagem guarda um segredo que, se revelado, pode comprometer sua reputação ou até mesmo colocar sua vida em risco. Esse segredo deve ser documentado separadamente e mantido oculto dos outros personagens.</text:p>
      <text:p text:style-name="P3"><text:span text:style-name="T26">Ódio Mortal (+2): </text:span>Seu personagem nutre um ódio profundo por um ser, raça ou organização devido a eventos passados. Esse ódio pode consumi-lo, levando-o a buscar vingança a todo custo. Detalhes sobre os eventos que desencadearam esse ódio devem ser registrados <text:span text:style-name="T58">no background do personagem</text:span>.</text:p>
      <text:p text:style-name="P5"><text:span text:style-name="T26">Pesadelos (+</text:span><text:span text:style-name="T29">6</text:span><text:span text:style-name="T26">):</text:span> Seu personagem é atormentado por um pesadelo recorrente, que afeta sua vigília e desempenho durante o dia.</text:p>
      <text:p text:style-name="P5"><text:tab/><text:span text:style-name="T58">Toda noite de sono o mestre pode realizar um teste de </text:span><text:span text:style-name="T29">2D10 ND8</text:span><text:span text:style-name="T58">, caso passe, o personagem irá ter o pesadelo. Após isso, não conseguirá mais dormir, e terá uma penalidade de +2 no ND de qualquer teste que queira fazer até o próximo sono.</text:span></text:p>
      <text:p text:style-name="P6"><text:span text:style-name="T26">N.T.: </text:span>A Penalidade pode ser cortado temporariamente se o personagem tomar a cada 4 horas narrativas uma bebida energética.</text:p>
      <text:p text:style-name="P3"><text:span text:style-name="T26"/></text:p>
      <text:p text:style-name="P37"><text:span text:style-name="T26">Medo Paralisante (+4 a +6 XP):</text:span><text:span text:style-name="T49"> O personagem sofre de um medo irracional e incapacitante de algo específico (</text:span><text:span text:style-name="T9">escuridão, água, altura, </text:span><text:span text:style-name="T11">insetos e </text:span><text:span text:style-name="T9">etc</text:span><text:span text:style-name="T49">.).</text:span></text:p>
      <text:list text:style-name="L12">
        <text:list-item>
          <text:p text:style-name="P31"><text:span text:style-name="T26">4XP: </text:span>Quando confrontado com o objeto de seu medo, o personagem precisa realizar um teste de <text:span text:style-name="T45">Coragem</text:span> <text:span text:style-name="T45">ND8 </text:span>para não entrar <text:span text:style-name="T77">na </text:span><text:span text:style-name="T45">condição de </text:span><text:span text:style-name="T26">pânico</text:span>.</text:p>
        </text:list-item>
        <text:list-item>
          <text:p text:style-name="P31"><text:span text:style-name="T26">5XP:</text:span> O personagem sofre uma penalidade de <text:span text:style-name="T26">-3D10</text:span> em todos os testes enquanto estiver em proximidade ou em contato com o objeto de seu medo.</text:p>
        </text:list-item>
        <text:list-item>
          <text:p text:style-name="P32"><text:span text:style-name="T26">6XP: </text:span>Se exposto ao objeto de seu medo por mais de 3 rodadas, o personagem entra em colapso mental <text:span text:style-name="T78">adquirindo a</text:span> <text:span text:style-name="T45">condição de paralisad</text:span><text:span text:style-name="T46">o</text:span><text:span text:style-name="T54">, incapaz de </text:span><text:span text:style-name="T49">realizar</text:span> qualquer ação até ser removido da situação.</text:p>
        </text:list-item>
      </text:list>
      <text:p text:style-name="P3"><text:span text:style-name="T26">Excesso de Confiança (+</text:span><text:span text:style-name="T30">4</text:span><text:span text:style-name="T26">):</text:span> Seu personagem possui um ego inflado, acreditando que nada pode derrotá-lo. Ele pode se recusar a recuar mesmo diante de adversários superiores. Para fugir de uma batalha, deve fazer um teste de <text:span text:style-name="T26">Sabedoria ND</text:span><text:span text:style-name="T30">7</text:span>. Se passar, reconhece sua incapacidade de lutar naquele momento.</text:p>
      <text:p text:style-name="P3"><text:span text:style-name="T26">Timidez (+</text:span><text:span text:style-name="T31">4</text:span><text:span text:style-name="T26">): </text:span>Seu personagem enfrenta dificuldades em interações sociais e prefere evitá-las sempre que possível. Testes que envolvem situações sociais têm seu <text:span text:style-name="T26">ND</text:span> elevado, dependendo da quantidade de pessoas envolvidas.</text:p>
      <text:p text:style-name="P3"><text:span text:style-name="T26">Gago (+3)</text:span>: Seu personagem tem dificuldade em falar fluentemente, resultando em problemas de comunicação. Todos os testes de comunicação têm seu <text:span text:style-name="T26">ND </text:span><text:span text:style-name="T60">bonificado </text:span>em <text:span text:style-name="T26">+2</text:span>.</text:p>
      <text:p text:style-name="P3"><text:span text:style-name="T26">Irritado (+3)</text:span>: Seu personagem se irrita facilmente com provocações, podendo reagir com agressão física ou verbal. <text:span text:style-name="T60">Testes de autocontrole nessas situações tem seu </text:span><text:span text:style-name="T31">ND </text:span><text:span text:style-name="T50">bonificado</text:span><text:span text:style-name="T31"> </text:span><text:span text:style-name="T50">em</text:span><text:span text:style-name="T31"> +3</text:span><text:span text:style-name="T50">.</text:span></text:p>
      <text:p text:style-name="P3"><text:span text:style-name="T31">Aversão a Riscos (+</text:span><text:span text:style-name="T34">3</text:span><text:span text:style-name="T31">)</text:span><text:span text:style-name="T50">: Seu personagem é excessivamente cauteloso e evita situações de risco sempre que possível, o que pode limitar suas oportunidades de crescimento ou aventura. </text:span><text:span text:style-name="T51">Para contrariar sua desvantagem, o jogador deve jogar um teste de </text:span><text:span text:style-name="T34">2d10 + Sabedoria ND8</text:span><text:span text:style-name="T51">. Caso passe, ele pode ignorar a desvantagem naquela tomada de decisão.</text:span></text:p>
      <text:p text:style-name="P3"><text:span text:style-name="T26">Instabilidade Emocional (+4)</text:span>: Seu personagem é emocionalmente instável e tem dificuldade em controlar suas emoções. Ele pode ter mudanças de humor repentinas ou reações exageradas a eventos cotidianos, o que pode afetar seus relacionamentos e decisões. <text:span text:style-name="T65">Joga-se um teste de </text:span><text:span text:style-name="T37">2d10 ND7</text:span><text:span text:style-name="T65"> para tr</text:span><text:span text:style-name="T67">o</text:span><text:span text:style-name="T65">ca de humor, e testes para controlar emoções tem um </text:span><text:span text:style-name="T37">ND +2</text:span><text:span text:style-name="T65">.</text:span></text:p>
      <text:h text:style-name="P10" text:outline-level="3"><text:span text:style-name="T13">S</text:span><text:span text:style-name="T12">obrenaturais</text:span></text:h>
      <text:h text:style-name="P14" text:outline-level="4"><text:span text:style-name="T47">Vantagens</text:span>:</text:h>
      <text:p text:style-name="P2"><text:span text:style-name="T26">Médium (-2)</text:span>: A alma do seu personagem não está totalmente fundida à sua estrutura física, permitindo que ele tenha sensibilidade aos espíritos e ao mundo espiritual ao seu redor.</text:p>
      <text:p text:style-name="P2"><text:span text:style-name="T26">Presença do Perigo (-3)</text:span>: Seu personagem possui um sentido sobrenatural que o alerta sobre perigos iminentes antes mesmo de acontecerem. O mestre realiza discretamente um teste de <text:span text:style-name="T26">2D10 ND7</text:span>, e se for bem-sucedido, informa ao jogador sobre a presença do perigo. Além disso, o jogador pode solicitar informações ao mestre quando estiver desconfiado, após realizar o teste mencionado anteriormente.</text:p>
      <text:p text:style-name="P2"><text:span text:style-name="T26"/></text:p>
      <text:p text:style-name="P2"><text:soft-page-break/><text:span text:style-name="T26">Sorte (-5)</text:span>: Seu personagem possui uma influência sobrenatural que lhe concede a capacidade de repetir até <text:span text:style-name="T26">quatro vezes </text:span>testes que tenham falhado durante a narrativa. No entanto, apenas um teste pode ser repetido por vez.</text:p>
      <text:p text:style-name="P2"><text:span text:style-name="T26">Amor (-4)</text:span><text:span text:style-name="T49">:</text:span><text:span text:style-name="T26"> </text:span>Seu personagem é ou será profundamente apaixonado por alguém, o que lhe confere uma fonte de perseverança em suas ações. Testes de perseverança relacionados ao amor do personagem são automaticamente bem-sucedidos. Além disso, o personagem ganha +2 de perseverança. O nome do amor deve ser registrado na descrição do personagem.</text:p>
      <text:p text:style-name="P2"><text:span text:style-name="T26">Bênção (-5)</text:span>: Seu personagem é abençoado por uma divindade, concedendo-lhe a capacidade de passar automaticamente em <text:span text:style-name="T32">dois</text:span> <text:span text:style-name="T26">teste</text:span> uma vez por narrativa.</text:p>
      <text:p text:style-name="P2"><text:span text:style-name="T26">Proteção Divina (-6)</text:span>: Seu personagem está sob a proteção de uma divindade, que pode intervir em momentos de grande perigo. Uma vez por narrativa, o jogador pode anular todo o dano causado por um ataque, mediante a ocorrência de um evento narrativo relacionado à intervenção divina.</text:p>
      <text:p text:style-name="P2"><text:span text:style-name="T26">Maestria do CLOL (-5):</text:span> Seu personagem possui habilidades excepcionais no controle de sua energia, reduzindo o <text:span text:style-name="T26">ND</text:span> em <text:span text:style-name="T26">-2</text:span> para testes relacionados ao CLOL. Essa vantagem é especialmente útil para o uso de itens que requerem concentração e manipulação do CLOL.</text:p>
      <text:p text:style-name="P2"><text:span text:style-name="T26">Autoridade das Habilidades (-6):</text:span> O jogador com esta vantagem pode invocar qualquer habilidade secundária gestual e vocal apenas com o poder do pensamento. <text:span text:style-name="T61">Embora seja necessário que ele tenha maestria com essa habilidade, isso é, ter obtido </text:span><text:span text:style-name="T33">5 </text:span><text:span text:style-name="T32">acertos criticos</text:span><text:span text:style-name="T61"> usando a habilidade. </text:span></text:p>
      <text:h text:style-name="P17" text:outline-level="4">Desvantagens:</text:h>
      <text:p text:style-name="P2"><text:span text:style-name="T16">Gelado (+2):</text:span><text:span text:style-name="T20"> Seu personagem é seguido por uma aura de frieza que incomoda tanto ele quanto as pessoas ao seu redor. Testes de interação social têm seu </text:span><text:span text:style-name="T16">ND</text:span><text:span text:style-name="T20"> elevado para </text:span><text:span text:style-name="T16">2</text:span><text:span text:style-name="T20">.</text:span></text:p>
      <text:p text:style-name="P2"><text:span text:style-name="T16">Assombrado (+3):</text:span><text:span text:style-name="T20"> Uma azmir odeia intensamente seu personagem e está determinada a tornar sua vida um inferno. Essa azmir possui habilidades sobrenaturais, como mover objetos, se comunicar e imitar outros seres. As ações específicas dessa azmir ficam a critério do mestre.</text:span></text:p>
      <text:p text:style-name="P7"><text:span text:style-name="T16">N.</text:span><text:span text:style-name="T15">T.: </text:span><text:span text:style-name="T12">Normalmente essa Azmir morreu por motivos relacionados ao Jogador, em alguns casos é aconselhavel pegar a desvantagem de Grande Segredo, ou apenas contar o que aconteceu no passado do personagem, para ter uma alma odiando ele.</text:span></text:p>
      <text:p text:style-name="P2"><text:span text:style-name="T16">Maldição das Habilidades (+8)</text:span><text:span text:style-name="T20">: Seu personagem enfrenta uma maldição que torna o aprendizado de habilidades muito mais difícil. O custo para adquirir e aprender habilidades é dobrado </text:span><text:span text:style-name="T21">após terminar de criar a ficha.</text:span></text:p>
      <text:p text:style-name="P2"><text:span text:style-name="T17">Maldição (</text:span><text:span text:style-name="T18">+6</text:span><text:span text:style-name="T17">):</text:span><text:span text:style-name="T21"> Seu personagem está sob uma maldição que traz consequências negativas para sua vida, como azar, má sorte ou efeitos físicos prejudiciais. Ele pode enfrentar obstáculos adicionais ou ser alvo de eventos desafortunados devido a essa maldição. </text:span><text:span text:style-name="T22">O mestre pode dar preferencia ao personagem sobre qualquer evento negativo, dobrando seus efeitos ou apenas selecionando ele altomáticamente. Porém deve realizar um teste de </text:span><text:span text:style-name="T18">2D10 ND7</text:span><text:span text:style-name="T19">. Caso passe, a maldição é ativada e o mestre pode aplicar os efeitos.</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styles>
    <draw:fill-image draw:name="TemplatesPB" xlink:href="Pictures/10000000000003E800000587D810758411371EDA.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pt" fo:country="B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23cm" fo:margin-bottom="0.423cm" style:contextual-spacing="false" fo:text-align="justify" style:justify-single-word="false" fo:orphans="0" fo:widows="0" style:page-number="auto" style:writing-mode="lr-tb"/>
      <style:text-properties style:use-window-font-color="true" loext:opacity="0%" style:font-name="Open Sans" fo:font-family="'Open Sans'" style:font-style-name="Regular" style:font-family-generic="swiss" style:font-pitch="variable" fo:font-size="11pt" style:letter-kerning="true" style:font-name-asian="SimSun" style:font-family-asian="SimSun, 'Droid Sans Fallback'" style:font-size-asian="12pt" style:language-asian="zh" style:country-asian="CN" style:font-name-complex="Arial" style:font-family-complex="Arial" style:font-family-generic-complex="swiss"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style:contextual-spacing="false" fo:line-height="100%" fo:text-align="start" style:justify-single-word="false" fo:keep-together="always" style:page-number="auto" fo:keep-with-next="always"/>
      <style:text-properties fo:text-transform="uppercase" fo:color="#c9211e" loext:opacity="100%" style:font-name="Jura" fo:font-family="Jura" fo:font-size="20pt" fo:font-weight="bold" style:letter-kerning="true" style:font-size-asian="25pt" style:font-weight-asian="bold" style:font-name-complex="Jura" style:font-family-complex="Jura"/>
    </style:style>
    <style:style style:name="Heading_20_2" style:display-name="Heading 2" style:family="paragraph" style:parent-style-name="Standard" style:next-style-name="Standard" style:default-outline-level="2" style:class="text" style:master-page-name="">
      <style:paragraph-properties fo:margin-top="0.423cm" fo:margin-bottom="0.106cm" style:contextual-spacing="false" fo:line-height="100%" fo:text-align="start" style:justify-single-word="false" fo:keep-together="always" style:page-number="auto" fo:padding="0.049cm" fo:border-left="none" fo:border-right="none" fo:border-top="none" fo:border-bottom="1.5pt solid #018882" fo:keep-with-next="always">
        <style:tab-stops/>
      </style:paragraph-properties>
      <style:text-properties fo:text-transform="uppercase" fo:color="#018882" loext:opacity="100%" style:font-name="Jura" fo:font-family="Jura" fo:font-size="16pt" fo:font-weight="bold" style:font-size-asian="20pt" style:font-weight-asian="bold" style:font-name-complex="Jura" style:font-family-complex="Jura"/>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line-height="100%" fo:text-align="start" style:justify-single-word="false" fo:keep-together="always" fo:padding-left="0.141cm" fo:padding-right="0.141cm" fo:padding-top="0.035cm" fo:padding-bottom="0.035cm" fo:border-left="none" fo:border-right="none" fo:border-top="none" fo:border-bottom="1.5pt solid #1c1c1c" fo:keep-with-next="always"/>
      <style:text-properties fo:text-transform="uppercase" fo:color="#111111" loext:opacity="100%" style:font-name="Jura" fo:font-family="Jura" fo:font-size="14pt" fo:font-weight="bold" style:font-size-asian="16pt" style:font-weight-asian="bold" style:font-name-complex="Jura" style:font-family-complex="Jura"/>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style="normal" fo:font-weight="bold" style:font-size-asian="15pt" style:font-style-asian="italic" style:font-weight-asian="bold" style:font-name-complex="Jura" style:font-family-complex="Jura"/>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5pt" fo:font-style="italic" style:font-size-asian="15pt" style:font-style-asian="italic" style:font-name-complex="Jura" style:font-family-complex="Jura"/>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weight="bold" style:font-size-asian="14pt" style:font-weight-asian="bold" style:font-name-complex="Jura" style:font-family-complex="Jura"/>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100%" fo:keep-together="always" fo:keep-with-next="always"/>
      <style:text-properties style:font-name="Arial" fo:font-family="Arial" style:font-family-generic="swiss" fo:font-size="11pt" style:font-size-asian="11pt" style:font-name-complex="Arial" style:font-family-complex="Arial" style:font-family-generic-complex="swiss"/>
    </style:style>
    <style:style style:name="Tabelas" style:family="paragraph" style:parent-style-name="Standard">
      <style:paragraph-properties fo:margin-top="0.212cm" fo:margin-bottom="0.212cm" style:contextual-spacing="false"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margin-top="0.176cm" fo:margin-bottom="0.176cm" style: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0cm" fo:margin-right="0cm" fo:margin-top="0cm" fo:margin-bottom="0cm" style:contextual-spacing="false" fo:text-indent="0cm" style:auto-text-indent="false"/>
    </style:style>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cm" fo:page-height="29.6cm" style:num-format="1" style:print-orientation="portrait" fo:margin-top="2cm" fo:margin-bottom="1.27cm" fo:margin-left="1.27cm" fo:margin-right="1.27cm" style:writing-mode="lr-tb" style:layout-grid-color="#c0c0c0" style:layout-grid-lines="48" style:layout-grid-base-height="0.506cm" style:layout-grid-ruby-height="0cm" style:layout-grid-mode="none" style:layout-grid-ruby-below="false" style:layout-grid-print="false" style:layout-grid-display="false" style:layout-grid-base-width="0.423cm" style:layout-grid-snap-to="true" draw:fill="bitmap" draw:fill-image-name="TemplatesPB" draw:fill-image-width="100%" draw:fill-image-height="100%" style:repeat="repeat" draw:fill-image-ref-point-x="0%" draw:fill-image-ref-point-y="0%" draw:fill-image-ref-point="center" draw:tile-repeat-offset="0% vertical" style:footnote-max-height="0cm" loext:margin-gutter="0cm">
        <style:background-image xlink:href="Pictures/10000000000003E800000587D810758411371EDA.jpg" xlink:type="simple" xlink:actuate="onLoad"/>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TemplatesPB"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cl</meta:initial-creator>
    <meta:creation-date>2010-05-07T00:11:00</meta:creation-date>
    <dc:date>2024-10-09T18:35:54.697589676</dc:date>
    <meta:editing-cycles>113</meta:editing-cycles>
    <meta:editing-duration>P2DT3H4M5S</meta:editing-duration>
    <meta:generator>LibreOffice/7.5.3.2$Linux_X86_64 LibreOffice_project/9f56dff12ba03b9acd7730a5a481eea045e468f3</meta:generator>
    <meta:document-statistic meta:table-count="0" meta:image-count="0" meta:object-count="0" meta:page-count="9" meta:paragraph-count="151" meta:word-count="3597" meta:character-count="22832" meta:non-whitespace-character-count="19437"/>
    <meta:user-defined meta:name="KSOProductBuildVer">1046-11.1.0.8865</meta:user-defined>
  </office:meta>
</office:document-meta>
</file>